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8pt" fo:language="de" fo:country="DE" officeooo:rsid="000bb69f" officeooo:paragraph-rsid="000bb69f" style:font-size-asian="8pt" style:font-size-complex="8pt"/>
    </style:style>
    <style:style style:name="P2" style:family="paragraph" style:parent-style-name="Footer">
      <style:text-properties fo:font-size="8pt" fo:language="de" fo:country="DE" officeooo:rsid="000bb69f" officeooo:paragraph-rsid="000bb69f" style:font-size-asian="8pt" style:font-size-complex="8pt"/>
    </style:style>
    <style:style style:name="P3" style:family="paragraph" style:parent-style-name="Standard">
      <style:text-properties style:font-name="Arial" fo:font-size="14pt" fo:language="de" fo:country="DE" style:font-size-asian="14pt" style:font-size-complex="14pt"/>
    </style:style>
    <style:style style:name="P4" style:family="paragraph" style:parent-style-name="Standard">
      <style:text-properties style:font-name="Arial" fo:font-size="14pt" fo:language="de" fo:country="DE" officeooo:rsid="000a448b" officeooo:paragraph-rsid="000a448b" style:font-size-asian="14pt" style:font-size-complex="14pt"/>
    </style:style>
    <style:style style:name="P5" style:family="paragraph" style:parent-style-name="Standard">
      <style:text-properties style:font-name="Arial" fo:font-size="14pt" fo:language="de" fo:country="DE" officeooo:rsid="001b054a" officeooo:paragraph-rsid="001b054a" style:font-size-asian="14pt" style:font-size-complex="14pt"/>
    </style:style>
    <style:style style:name="P6" style:family="paragraph" style:parent-style-name="Standard">
      <style:paragraph-properties fo:text-align="center" style:justify-single-word="false"/>
      <style:text-properties style:font-name="Arial" fo:font-size="32pt" fo:language="de" fo:country="DE" officeooo:rsid="001b054a" officeooo:paragraph-rsid="001b054a" style:font-size-asian="32pt" style:font-size-complex="32pt"/>
    </style:style>
    <style:style style:name="P7" style:family="paragraph" style:parent-style-name="Standard">
      <style:paragraph-properties fo:text-align="justify" style:justify-single-word="false"/>
      <style:text-properties style:font-name="Arial" fo:font-size="11pt" officeooo:rsid="00497295" officeooo:paragraph-rsid="00497295" style:font-size-asian="11pt" style:font-size-complex="11pt"/>
    </style:style>
    <style:style style:name="P8" style:family="paragraph" style:parent-style-name="Standard">
      <style:paragraph-properties fo:text-align="justify" style:justify-single-word="false"/>
      <style:text-properties style:font-name="Arial" fo:font-size="11pt" officeooo:rsid="004b5485" officeooo:paragraph-rsid="004b5485" style:font-size-asian="11pt" style:font-size-complex="11pt"/>
    </style:style>
    <style:style style:name="P9" style:family="paragraph" style:parent-style-name="Standard">
      <style:paragraph-properties fo:text-align="justify" style:justify-single-word="false"/>
      <style:text-properties officeooo:rsid="001b15cd" officeooo:paragraph-rsid="001f7fde"/>
    </style:style>
    <style:style style:name="P10" style:family="paragraph" style:parent-style-name="Standard">
      <style:paragraph-properties fo:text-align="justify" style:justify-single-word="false"/>
      <style:text-properties officeooo:paragraph-rsid="0043035a"/>
    </style:style>
    <style:style style:name="P11" style:family="paragraph" style:parent-style-name="Standard">
      <style:paragraph-properties fo:text-align="justify" style:justify-single-word="false"/>
      <style:text-properties officeooo:rsid="00211734" officeooo:paragraph-rsid="0022bfbe"/>
    </style:style>
    <style:style style:name="P12" style:family="paragraph" style:parent-style-name="Standard">
      <style:paragraph-properties fo:text-align="justify" style:justify-single-word="false"/>
      <style:text-properties officeooo:rsid="002179f2" officeooo:paragraph-rsid="002179f2"/>
    </style:style>
    <style:style style:name="P13" style:family="paragraph" style:parent-style-name="Standard">
      <style:paragraph-properties fo:text-align="justify" style:justify-single-word="false"/>
      <style:text-properties fo:color="#006600" style:font-name="Consolas" fo:font-size="10pt" officeooo:rsid="0039ade6" officeooo:paragraph-rsid="0039ade6" style:font-size-asian="10pt" style:font-size-complex="10pt"/>
    </style:style>
    <style:style style:name="P14" style:family="paragraph" style:parent-style-name="Standard">
      <style:paragraph-properties fo:text-align="justify" style:justify-single-word="false"/>
      <style:text-properties fo:color="#006600" style:font-name="Consolas" fo:font-size="10pt" fo:font-style="normal" officeooo:rsid="002ea1ab" officeooo:paragraph-rsid="002ea1ab"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fo:color="#006600" style:font-name="Consolas" fo:font-size="10pt" fo:font-style="normal" style:text-underline-style="none" officeooo:rsid="002ea1ab" officeooo:paragraph-rsid="002ea1ab"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fo:color="#006600" style:font-name="Arial" fo:font-size="11pt" officeooo:rsid="0039ade6" officeooo:paragraph-rsid="0039ade6" style:font-size-asian="9.60000038146973pt" style:font-size-complex="11pt"/>
    </style:style>
    <style:style style:name="P17" style:family="paragraph" style:parent-style-name="Standard">
      <style:paragraph-properties fo:text-align="justify" style:justify-single-word="false"/>
      <style:text-properties style:font-name="Consolas" fo:font-size="10pt" officeooo:rsid="0039ade6" officeooo:paragraph-rsid="0039ade6" style:font-size-asian="10pt" style:font-size-complex="10pt"/>
    </style:style>
    <style:style style:name="P18" style:family="paragraph" style:parent-style-name="Standard">
      <style:paragraph-properties fo:text-align="justify" style:justify-single-word="false"/>
      <style:text-properties style:font-name="Consolas" fo:font-size="10pt" officeooo:rsid="002ea1ab" officeooo:paragraph-rsid="002ea1ab" style:font-size-asian="10pt" style:font-size-complex="10pt"/>
    </style:style>
    <style:style style:name="P19" style:family="paragraph" style:parent-style-name="Standard">
      <style:paragraph-properties fo:text-align="justify" style:justify-single-word="false"/>
      <style:text-properties style:font-name="Consolas" fo:font-size="10pt" officeooo:rsid="002ea1ab" officeooo:paragraph-rsid="0043035a" style:font-size-asian="10pt" style:font-size-complex="10pt"/>
    </style:style>
    <style:style style:name="P20" style:family="paragraph" style:parent-style-name="Standard">
      <style:paragraph-properties fo:text-align="justify" style:justify-single-word="false"/>
      <style:text-properties style:font-name="Consolas" fo:font-size="10pt" officeooo:rsid="002ea1ab" officeooo:paragraph-rsid="00459259" style:font-size-asian="10pt" style:font-size-complex="10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Standard">
      <style:paragraph-properties fo:text-align="justify" style:justify-single-word="false"/>
      <style:text-properties fo:font-size="11pt" officeooo:paragraph-rsid="0035470e" style:font-size-asian="11pt" style:font-size-complex="11pt"/>
    </style:style>
    <style:style style:name="P23" style:family="paragraph" style:parent-style-name="Standard">
      <style:paragraph-properties fo:text-align="justify" style:justify-single-word="false"/>
      <style:text-properties fo:font-size="11pt" officeooo:paragraph-rsid="001b15cd" style:font-size-asian="11pt" style:font-size-complex="11pt"/>
    </style:style>
    <style:style style:name="P24" style:family="paragraph" style:parent-style-name="Standard">
      <style:paragraph-properties fo:text-align="justify" style:justify-single-word="false"/>
      <style:text-properties fo:font-size="11pt" officeooo:paragraph-rsid="005a3ed6" style:font-size-asian="11pt" style:font-size-complex="11pt"/>
    </style:style>
    <style:style style:name="P25" style:family="paragraph" style:parent-style-name="Standard">
      <style:paragraph-properties fo:text-align="justify" style:justify-single-word="false"/>
      <style:text-properties fo:font-size="11pt" officeooo:rsid="00497295" officeooo:paragraph-rsid="00497295" style:font-size-asian="11pt" style:font-size-complex="11pt"/>
    </style:style>
    <style:style style:name="P26" style:family="paragraph" style:parent-style-name="Standard">
      <style:paragraph-properties fo:text-align="justify" style:justify-single-word="false"/>
      <style:text-properties fo:font-size="11pt" officeooo:rsid="004b5485" officeooo:paragraph-rsid="004b5485" style:font-size-asian="11pt" style:font-size-complex="11pt"/>
    </style:style>
    <style:style style:name="P27" style:family="paragraph" style:parent-style-name="Standard">
      <style:paragraph-properties fo:text-align="justify" style:justify-single-word="false"/>
      <style:text-properties fo:font-size="11pt" officeooo:rsid="004c8f0e" officeooo:paragraph-rsid="004c8f0e" style:font-size-asian="11pt" style:font-size-complex="11pt"/>
    </style:style>
    <style:style style:name="P28" style:family="paragraph" style:parent-style-name="Standard">
      <style:paragraph-properties fo:text-align="justify" style:justify-single-word="false"/>
      <style:text-properties fo:font-size="11pt" officeooo:rsid="001b15cd" officeooo:paragraph-rsid="001b15cd" style:font-size-asian="11pt" style:font-size-complex="11pt"/>
    </style:style>
    <style:style style:name="P29" style:family="paragraph" style:parent-style-name="Standard">
      <style:paragraph-properties fo:text-align="justify" style:justify-single-word="false"/>
      <style:text-properties fo:font-size="11pt" officeooo:rsid="004f70a4" officeooo:paragraph-rsid="004f70a4" style:font-size-asian="11pt" style:font-size-complex="11pt"/>
    </style:style>
    <style:style style:name="P30" style:family="paragraph" style:parent-style-name="Standard">
      <style:paragraph-properties fo:text-align="justify" style:justify-single-word="false"/>
      <style:text-properties fo:font-size="11pt" officeooo:rsid="003f3ea4" officeooo:paragraph-rsid="003f3ea4" style:font-size-asian="11pt" style:font-size-complex="11pt"/>
    </style:style>
    <style:style style:name="P31" style:family="paragraph" style:parent-style-name="Standard">
      <style:paragraph-properties fo:text-align="justify" style:justify-single-word="false"/>
      <style:text-properties fo:font-size="11pt" officeooo:rsid="003f3ea4" officeooo:paragraph-rsid="005a3ed6" style:font-size-asian="11pt" style:font-size-complex="11pt"/>
    </style:style>
    <style:style style:name="P32" style:family="paragraph" style:parent-style-name="Standard">
      <style:paragraph-properties fo:text-align="justify" style:justify-single-word="false"/>
      <style:text-properties fo:font-size="11pt" officeooo:rsid="003f3ea4" officeooo:paragraph-rsid="0041669c" style:font-size-asian="11pt" style:font-size-complex="11pt"/>
    </style:style>
    <style:style style:name="P33" style:family="paragraph" style:parent-style-name="Standard">
      <style:paragraph-properties fo:text-align="justify" style:justify-single-word="false"/>
      <style:text-properties fo:font-size="11pt" officeooo:rsid="003679e6" officeooo:paragraph-rsid="0043eee3" style:font-size-asian="11pt" style:font-size-complex="11pt"/>
    </style:style>
    <style:style style:name="P34" style:family="paragraph" style:parent-style-name="Standard">
      <style:paragraph-properties fo:text-align="justify" style:justify-single-word="false"/>
      <style:text-properties fo:font-size="11pt" officeooo:rsid="003679e6" officeooo:paragraph-rsid="003679e6" style:font-size-asian="11pt" style:font-size-complex="11pt"/>
    </style:style>
    <style:style style:name="P35" style:family="paragraph" style:parent-style-name="Standard">
      <style:paragraph-properties fo:text-align="justify" style:justify-single-word="false"/>
      <style:text-properties fo:font-size="11pt" officeooo:rsid="0036e5b9" officeooo:paragraph-rsid="0036e5b9" style:font-size-asian="11pt" style:font-size-complex="11pt"/>
    </style:style>
    <style:style style:name="P36" style:family="paragraph" style:parent-style-name="Standard">
      <style:paragraph-properties fo:text-align="justify" style:justify-single-word="false"/>
      <style:text-properties fo:font-size="11pt" officeooo:rsid="00385ebf" officeooo:paragraph-rsid="00385ebf" style:font-size-asian="11pt" style:font-size-complex="11pt"/>
    </style:style>
    <style:style style:name="P37" style:family="paragraph" style:parent-style-name="Standard">
      <style:paragraph-properties fo:text-align="justify" style:justify-single-word="false"/>
      <style:text-properties fo:font-size="11pt" officeooo:rsid="00385ebf" officeooo:paragraph-rsid="0039ade6" style:font-size-asian="11pt" style:font-size-complex="11pt"/>
    </style:style>
    <style:style style:name="P38" style:family="paragraph" style:parent-style-name="Standard">
      <style:paragraph-properties fo:text-align="justify" style:justify-single-word="false"/>
      <style:text-properties fo:font-size="11pt" officeooo:rsid="00234f48" officeooo:paragraph-rsid="00234f48" style:font-size-asian="11pt" style:font-size-complex="11pt"/>
    </style:style>
    <style:style style:name="P39" style:family="paragraph" style:parent-style-name="Standard">
      <style:paragraph-properties fo:text-align="justify" style:justify-single-word="false"/>
      <style:text-properties fo:font-size="11pt" officeooo:rsid="00248f1c" officeooo:paragraph-rsid="00248f1c" style:font-size-asian="11pt" style:font-size-complex="11pt"/>
    </style:style>
    <style:style style:name="P40" style:family="paragraph" style:parent-style-name="Standard">
      <style:paragraph-properties fo:text-align="justify" style:justify-single-word="false"/>
      <style:text-properties fo:font-size="11pt" officeooo:rsid="00261f67" officeooo:paragraph-rsid="00261f67" style:font-size-asian="11pt" style:font-size-complex="11pt"/>
    </style:style>
    <style:style style:name="P41" style:family="paragraph" style:parent-style-name="Standard">
      <style:paragraph-properties fo:text-align="justify" style:justify-single-word="false"/>
      <style:text-properties fo:font-size="11pt" officeooo:rsid="0039ade6" officeooo:paragraph-rsid="0039ade6" style:font-size-asian="11pt" style:font-size-complex="11pt"/>
    </style:style>
    <style:style style:name="P42" style:family="paragraph" style:parent-style-name="Standard">
      <style:paragraph-properties fo:text-align="justify" style:justify-single-word="false"/>
      <style:text-properties fo:font-size="11pt" officeooo:rsid="002179f2" officeooo:paragraph-rsid="002179f2" style:font-size-asian="11pt" style:font-size-complex="11pt"/>
    </style:style>
    <style:style style:name="P43" style:family="paragraph" style:parent-style-name="Standard">
      <style:paragraph-properties fo:text-align="justify" style:justify-single-word="false"/>
      <style:text-properties fo:font-size="11pt" officeooo:rsid="001f7fde" officeooo:paragraph-rsid="00211734" style:font-size-asian="11pt" style:font-size-complex="11pt"/>
    </style:style>
    <style:style style:name="P44" style:family="paragraph" style:parent-style-name="Standard">
      <style:paragraph-properties fo:text-align="justify" style:justify-single-word="false"/>
      <style:text-properties fo:font-size="11pt" officeooo:rsid="001f7fde" officeooo:paragraph-rsid="001f7fde" style:font-size-asian="11pt" style:font-size-complex="11pt"/>
    </style:style>
    <style:style style:name="P45" style:family="paragraph" style:parent-style-name="Standard">
      <style:paragraph-properties fo:text-align="justify" style:justify-single-word="false"/>
      <style:text-properties fo:font-size="11pt" officeooo:rsid="001f7fde" officeooo:paragraph-rsid="005a3ed6" style:font-size-asian="11pt" style:font-size-complex="11pt"/>
    </style:style>
    <style:style style:name="P46" style:family="paragraph" style:parent-style-name="Standard">
      <style:paragraph-properties fo:text-align="center" style:justify-single-word="false"/>
      <style:text-properties fo:font-size="11pt" officeooo:rsid="001f7fde" officeooo:paragraph-rsid="005a3ed6" style:font-size-asian="11pt" style:font-size-complex="11pt"/>
    </style:style>
    <style:style style:name="P47" style:family="paragraph" style:parent-style-name="Standard">
      <style:paragraph-properties fo:text-align="justify" style:justify-single-word="false"/>
      <style:text-properties fo:font-size="11pt" officeooo:rsid="00211734" officeooo:paragraph-rsid="00211734" style:font-size-asian="11pt" style:font-size-complex="11pt"/>
    </style:style>
    <style:style style:name="P48" style:family="paragraph" style:parent-style-name="Standard">
      <style:paragraph-properties fo:text-align="justify" style:justify-single-word="false"/>
      <style:text-properties fo:font-size="11pt" officeooo:rsid="002315f5" officeooo:paragraph-rsid="0022bfbe" style:font-size-asian="11pt" style:font-size-complex="11pt"/>
    </style:style>
    <style:style style:name="P49" style:family="paragraph" style:parent-style-name="Standard">
      <style:paragraph-properties fo:text-align="justify" style:justify-single-word="false"/>
      <style:text-properties fo:font-size="11pt" officeooo:rsid="002ea1ab" officeooo:paragraph-rsid="002ea1ab" style:font-size-asian="11pt" style:font-size-complex="11pt"/>
    </style:style>
    <style:style style:name="P50" style:family="paragraph" style:parent-style-name="Standard">
      <style:paragraph-properties fo:text-align="justify" style:justify-single-word="false"/>
      <style:text-properties fo:font-size="11pt" officeooo:rsid="00298a58" officeooo:paragraph-rsid="00298a58" style:font-size-asian="11pt" style:font-size-complex="11pt"/>
    </style:style>
    <style:style style:name="P51" style:family="paragraph" style:parent-style-name="Standard">
      <style:paragraph-properties fo:text-align="justify" style:justify-single-word="false"/>
      <style:text-properties fo:font-size="11pt" officeooo:rsid="00278af0" officeooo:paragraph-rsid="00278af0" style:font-size-asian="11pt" style:font-size-complex="11pt"/>
    </style:style>
    <style:style style:name="P52" style:family="paragraph" style:parent-style-name="Standard">
      <style:paragraph-properties fo:text-align="start" style:justify-single-word="false"/>
      <style:text-properties fo:font-size="11pt" officeooo:rsid="005a3ed6" officeooo:paragraph-rsid="005a3ed6" style:font-size-asian="11pt" style:font-size-complex="11pt"/>
    </style:style>
    <style:style style:name="P53" style:family="paragraph" style:parent-style-name="Standard">
      <style:paragraph-properties fo:text-align="justify" style:justify-single-word="false"/>
      <style:text-properties fo:font-size="11pt" officeooo:rsid="00404c71" officeooo:paragraph-rsid="0041669c" style:font-size-asian="11pt" style:font-size-complex="11pt"/>
    </style:style>
    <style:style style:name="P54" style:family="paragraph" style:parent-style-name="Standard">
      <style:paragraph-properties fo:text-align="justify" style:justify-single-word="false"/>
      <style:text-properties fo:font-size="11pt" style:font-size-asian="9.60000038146973pt" style:font-size-complex="11pt"/>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Standard" style:master-page-name="First_20_Page">
      <style:paragraph-properties style:page-number="auto"/>
      <style:text-properties style:font-name="Arial" fo:font-size="14pt" fo:language="de" fo:country="DE" officeooo:rsid="000a448b" officeooo:paragraph-rsid="000a448b" style:font-size-asian="14pt" style:font-size-complex="14pt"/>
    </style:style>
    <style:style style:name="P58" style:family="paragraph" style:parent-style-name="Standard">
      <style:paragraph-properties fo:text-align="justify" style:justify-single-word="false"/>
      <style:text-properties fo:font-size="11pt" officeooo:rsid="004f70a4" officeooo:paragraph-rsid="004f70a4" style:font-size-asian="11pt" style:font-size-complex="11pt"/>
    </style:style>
    <style:style style:name="P59" style:family="paragraph" style:parent-style-name="Heading_20_1">
      <style:paragraph-properties fo:text-align="justify" style:justify-single-word="false"/>
      <style:text-properties officeooo:rsid="001729c3" officeooo:paragraph-rsid="001729c3"/>
    </style:style>
    <style:style style:name="P60" style:family="paragraph" style:parent-style-name="Heading_20_1">
      <style:paragraph-properties fo:text-align="justify" style:justify-single-word="false"/>
    </style:style>
    <style:style style:name="P61" style:family="paragraph" style:parent-style-name="Heading_20_2">
      <style:paragraph-properties fo:text-align="justify" style:justify-single-word="false"/>
    </style:style>
    <style:style style:name="P62" style:family="paragraph" style:parent-style-name="Heading_20_2">
      <style:paragraph-properties fo:text-align="justify" style:justify-single-word="false"/>
      <style:text-properties fo:font-size="14pt" style:font-size-asian="14pt" style:font-size-complex="14pt"/>
    </style:style>
    <style:style style:name="T1" style:family="text">
      <style:text-properties officeooo:rsid="001b054a"/>
    </style:style>
    <style:style style:name="T2" style:family="text">
      <style:text-properties style:use-window-font-color="true"/>
    </style:style>
    <style:style style:name="T3" style:family="text">
      <style:text-properties style:use-window-font-color="true" style:text-underline-style="none"/>
    </style:style>
    <style:style style:name="T4" style:family="text">
      <style:text-properties officeooo:rsid="001f7fde"/>
    </style:style>
    <style:style style:name="T5" style:family="text">
      <style:text-properties officeooo:rsid="00211734"/>
    </style:style>
    <style:style style:name="T6" style:family="text">
      <style:text-properties officeooo:rsid="00248f1c"/>
    </style:style>
    <style:style style:name="T7" style:family="text">
      <style:text-properties officeooo:rsid="002a1ddf"/>
    </style:style>
    <style:style style:name="T8" style:family="text">
      <style:text-properties officeooo:rsid="002bf9e0"/>
    </style:style>
    <style:style style:name="T9" style:family="text">
      <style:text-properties fo:color="#0000cc"/>
    </style:style>
    <style:style style:name="T10" style:family="text">
      <style:text-properties fo:color="#0000cc"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weight="bold" officeooo:rsid="00248f1c" style:font-weight-asian="bold" style:font-weight-complex="bold"/>
    </style:style>
    <style:style style:name="T13" style:family="text">
      <style:text-properties fo:color="#7e0021" fo:font-weight="bold" style:font-weight-asian="bold" style:font-weight-complex="bold"/>
    </style:style>
    <style:style style:name="T14" style:family="text">
      <style:text-properties fo:color="#ff3333"/>
    </style:style>
    <style:style style:name="T15" style:family="text">
      <style:text-properties fo:color="#000000" style:font-name="Consolas1" fo:font-size="10pt" style:font-size-asian="10pt"/>
    </style:style>
    <style:style style:name="T16" style:family="text">
      <style:text-properties fo:color="#333333"/>
    </style:style>
    <style:style style:name="T17" style:family="text">
      <style:text-properties officeooo:rsid="0035470e"/>
    </style:style>
    <style:style style:name="T18" style:family="text">
      <style:text-properties officeooo:rsid="0036e5b9"/>
    </style:style>
    <style:style style:name="T19" style:family="text">
      <style:text-properties officeooo:rsid="00385ebf"/>
    </style:style>
    <style:style style:name="T20" style:family="text">
      <style:text-properties fo:color="#9900ff"/>
    </style:style>
    <style:style style:name="T21" style:family="text">
      <style:text-properties fo:color="#006600"/>
    </style:style>
    <style:style style:name="T22" style:family="text">
      <style:text-properties officeooo:rsid="0041669c"/>
    </style:style>
    <style:style style:name="T23" style:family="text">
      <style:text-properties fo:color="#7f0055" style:font-name="Consolas1" fo:font-size="10pt" fo:font-weight="bold" style:font-size-asian="10pt" style:font-weight-asian="bold"/>
    </style:style>
    <style:style style:name="T24" style:family="text">
      <style:text-properties fo:color="#7f0055" style:font-name="Consolas1" fo:font-weight="bold" style:font-weight-asian="bold" style:font-weight-complex="bold"/>
    </style:style>
    <style:style style:name="T25" style:family="text">
      <style:text-properties fo:color="#7f0055" style:font-name="Consolas1" fo:font-weight="bold" officeooo:rsid="0043035a" style:font-weight-asian="bold" style:font-weight-complex="bold"/>
    </style:style>
    <style:style style:name="T26" style:family="text">
      <style:text-properties fo:color="#7f0055" style:font-name="Consolas1" fo:font-weight="bold" officeooo:rsid="00459259" style:font-weight-asian="bold" style:font-weight-complex="bold"/>
    </style:style>
    <style:style style:name="T27" style:family="text">
      <style:text-properties fo:color="#0000c0" style:font-name="Consolas1" fo:font-size="10pt" style:font-size-asian="10pt"/>
    </style:style>
    <style:style style:name="T28" style:family="text">
      <style:text-properties officeooo:rsid="0043eee3"/>
    </style:style>
    <style:style style:name="T29" style:family="text">
      <style:text-properties officeooo:rsid="004b5485"/>
    </style:style>
    <style:style style:name="T30" style:family="text">
      <style:text-properties style:font-name="Arial"/>
    </style:style>
    <style:style style:name="T31" style:family="text">
      <style:text-properties style:font-name="Arial" officeooo:rsid="004c8f0e"/>
    </style:style>
    <style:style style:name="T32" style:family="text">
      <style:text-properties style:font-name="Arial" officeooo:rsid="004e41db"/>
    </style:style>
    <style:style style:name="T33" style:family="text">
      <style:text-properties style:font-name="Arial" officeooo:rsid="004eee8c"/>
    </style:style>
    <style:style style:name="T34" style:family="text">
      <style:text-properties style:font-name="Arial" officeooo:rsid="0054d728"/>
    </style:style>
    <style:style style:name="T35" style:family="text">
      <style:text-properties officeooo:rsid="00501a03"/>
    </style:style>
    <style:style style:name="T36" style:family="text">
      <style:text-properties officeooo:rsid="0053d933"/>
    </style:style>
    <style:style style:name="T37" style:family="text">
      <style:text-properties officeooo:rsid="005bbe3e"/>
    </style:style>
    <style:style style:name="T38" style:family="text">
      <style:text-properties fo:font-size="11pt" style:font-size-asian="11pt" style:font-size-complex="11pt"/>
    </style:style>
    <style:style style:name="T39" style:family="text">
      <style:text-properties fo:font-size="11pt" officeooo:rsid="0043035a" style:font-size-asian="11pt" style:font-size-complex="11pt"/>
    </style:style>
    <style:style style:name="T40" style:family="text">
      <style:text-properties fo:font-size="11pt" officeooo:rsid="002315f5" style:font-size-asian="11pt" style:font-size-complex="11pt"/>
    </style:style>
    <style:style style:name="T41" style:family="text">
      <style:text-properties fo:font-size="11pt" officeooo:rsid="0022bfbe" style:font-size-asian="11pt" style:font-size-complex="11pt"/>
    </style:style>
    <style:style style:name="T42" style:family="text">
      <style:text-properties officeooo:rsid="006176a7"/>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a xlink:type="simple" xlink:href="http://www.haw-hamburg.de/"><text:span text:style-name="T3">Hochschule für Angewandte Wissenschaften Hamburg</text:span></text:a></text:p>
      <text:p text:style-name="P4"><text:a xlink:type="simple" xlink:href="http://www.haw-hamburg.de/nc/dmi.html"><text:span text:style-name="T3">Fakultät Design, Medien und Information</text:span></text:a></text:p>
      <text:p text:style-name="P4"><text:a xlink:type="simple" xlink:href="http://www.haw-hamburg.de/nc/medientechnik.html"><text:span text:style-name="T3">Department Medientechnik</text:span></text:a></text:p>
      <text:p text:style-name="P4"><text:a xlink:type="simple" xlink:href="http://www.haw-hamburg.de/medientechnik/studiengaenge/media-systems.html"><text:span text:style-name="T3">Studiengang Media Systems</text:span></text:a></text:p>
      <text:p text:style-name="P5">Mobile Systeme</text:p>
      <text:p text:style-name="P4"><text:span text:style-name="T1">So</text:span>Se 2014</text:p>
      <text:p text:style-name="P4">Dozent: Prof. Dr. <text:span text:style-name="T1">Andreas Plaß</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okumentation zu</text:p>
      <text:p text:style-name="P6">„Sind wir schon d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or<text:tab/>:<text:tab/><text:tab/><text:tab/>Robin Christopher Ladiges</text:p>
      <text:p text:style-name="P4">Matrikelnummer:<text:tab/><text:tab/>1978865</text:p>
      <text:p text:style-name="P4">Abgabedatum:<text:tab/><text:tab/>20<text:span text:style-name="T1">14</text:span>-<text:span text:style-name="T1">06-2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55"><text:a xlink:type="simple" xlink:href="#__RefHeading__1813_910492913" text:style-name="Index_20_Link" text:visited-style-name="Index_20_Link">1. Einleitung<text:tab/>2</text:a></text:p>
          <text:p text:style-name="P55"><text:a xlink:type="simple" xlink:href="#__RefHeading__706_137335624" text:style-name="Index_20_Link" text:visited-style-name="Index_20_Link">2. Screenshots<text:tab/>3</text:a></text:p>
          <text:p text:style-name="P55"><text:a xlink:type="simple" xlink:href="#__RefHeading__221_137335624" text:style-name="Index_20_Link" text:visited-style-name="Index_20_Link">3. Entwicklungsumgebung<text:tab/>3</text:a></text:p>
          <text:p text:style-name="P56"><text:a xlink:type="simple" xlink:href="#__RefHeading__515_137335624" text:style-name="Index_20_Link" text:visited-style-name="Index_20_Link">3.1 Scala<text:tab/>3</text:a></text:p>
          <text:p text:style-name="P56"><text:a xlink:type="simple" xlink:href="#__RefHeading__225_137335624" text:style-name="Index_20_Link" text:visited-style-name="Index_20_Link">3.2 Eclipse-Addons<text:tab/>4</text:a></text:p>
          <text:p text:style-name="P55"><text:a xlink:type="simple" xlink:href="#__RefHeading__227_137335624" text:style-name="Index_20_Link" text:visited-style-name="Index_20_Link">4. Pakete<text:tab/>5</text:a></text:p>
          <text:p text:style-name="P56"><text:a xlink:type="simple" xlink:href="#__RefHeading__229_137335624" text:style-name="Index_20_Link" text:visited-style-name="Index_20_Link">4.1 si<text:tab/>6</text:a></text:p>
          <text:p text:style-name="P56"><text:a xlink:type="simple" xlink:href="#__RefHeading__231_137335624" text:style-name="Index_20_Link" text:visited-style-name="Index_20_Link">4.2 activities<text:tab/>7</text:a></text:p>
          <text:p text:style-name="P56"><text:a xlink:type="simple" xlink:href="#__RefHeading__233_137335624" text:style-name="Index_20_Link" text:visited-style-name="Index_20_Link">4.3 views<text:tab/>8</text:a></text:p>
          <text:p text:style-name="P56"><text:a xlink:type="simple" xlink:href="#__RefHeading__235_137335624" text:style-name="Index_20_Link" text:visited-style-name="Index_20_Link">4.4 util<text:tab/>9</text:a></text:p>
        </text:index-body>
      </text:table-of-content>
      <text:p text:style-name="P54"/>
      <text:h text:style-name="P59" text:outline-level="1"><text:bookmark-start text:name="__RefHeading__1813_910492913"/>1.<text:tab/><text:tab/>Einleitung<text:bookmark-end text:name="__RefHeading__1813_910492913"/></text:h>
      <text:p text:style-name="P44">„Sind wir schon da?“ ist eine Android App, die es erlaubt zwischen den physikalischen Größen Geschwindigkeit, Entfernung und Zeit hin und her zu rechnen. Dabei werden für jede Größe mehrere Einheiten angeboten aus denen der Benutzer wählen kann. Neben der Funktion die Werte zu den jeweiligen Einheiten selbst einzugeben, besteht auch die Möglichkeit einige vorgegebene Größen auszuwählen oder mit dem mobilen Gerät zu messen.</text:p>
      <text:p text:style-name="P44"/>
      <text:p text:style-name="P46"><draw:frame draw:style-name="fr1" draw:name="Bild5" text:anchor-type="as-char" svg:width="13.6cm" style:rel-width="80%" svg:height="8.029cm" style:rel-height="scale" draw:z-index="6"><draw:image xlink:href="../Grafiken/GUI.png" xlink:type="simple" xlink:show="embed" xlink:actuate="onLoad"/></draw:frame></text:p>
      <text:p text:style-name="P45"/>
      <text:p text:style-name="P31">Die App startet in der MainActivity, von dort aus hat der Benutzer die Möglichkeit in eine der drei Activities CalcSpeedActivity, CalcTimeActivity oder CalcDistanceActivity zu wechseln (Activity im Diagramm als A abgekürzt).</text:p>
      <text:p text:style-name="P32"/>
      <text:p text:style-name="P53">In den Calc Activities kann der Benutzer selbst Werte eintragen, Einheiten auswählen und dadurch die gewünschte Rechnung ausführen. Über den Button mit der Bezeichnung „...“ gelangt er in die Select <text:span text:style-name="T22">A</text:span>ktivities, in denen er vorgegebene Wert-Einheit Kombinationen aus einer Liste auswählen kann, welche dann in die Calc Activity übernommen werden.</text:p>
      <text:p text:style-name="P53"/>
      <text:p text:style-name="P53">Drückt der Benutzer in den Select Aktivities auf den Button „Messe...“ (oder „Measure...“) gelangt <text:soft-page-break/>er in <text:span text:style-name="T22">die Measure </text:span>Activities in denen er selbst mit seinem mobilen Gerät diese physikalische Größe Messen kann. Der gemessene Wert wird über einen Button „OK“ in die entsprechende Calc Activity übernommen.</text:p>
      <text:p text:style-name="P53"/>
      <text:h text:style-name="Heading_20_1" text:outline-level="1"><text:bookmark-start text:name="__RefHeading__706_137335624"/>2.<text:tab/><text:tab/>Screenshots<text:bookmark-end text:name="__RefHeading__706_137335624"/></text:h>
      <text:p text:style-name="P52"><text:tab/>CalcTimeActivity<text:tab/><text:tab/>SelectDistanceActivity<text:tab/> <text:s text:c="2"/>MeasureDistanceActivity</text:p>
      <text:p text:style-name="P24"><draw:frame draw:style-name="fr2" draw:name="Bild6" text:anchor-type="as-char" svg:width="5.611cm" style:rel-width="33%" svg:height="8.969cm" style:rel-height="scale" draw:z-index="7"><draw:image xlink:href="../../Screenshots/02_Calc.png" xlink:type="simple" xlink:show="embed" xlink:actuate="onLoad"/></draw:frame><draw:frame draw:style-name="fr2" draw:name="Bild8" text:anchor-type="as-char" svg:width="5.611cm" style:rel-width="33%" svg:height="8.969cm" style:rel-height="scale" draw:z-index="8"><draw:image xlink:href="../../Screenshots/04_Select_Distance.png" xlink:type="simple" xlink:show="embed" xlink:actuate="onLoad"/></draw:frame><draw:frame draw:style-name="fr2" draw:name="Bild9" text:anchor-type="as-char" svg:width="5.611cm" style:rel-width="33%" svg:height="8.969cm" style:rel-height="scale" draw:z-index="9"><draw:image xlink:href="../../Screenshots/07_Measure_Distance.png" xlink:type="simple" xlink:show="embed" xlink:actuate="onLoad"/></draw:frame></text:p>
      <text:p text:style-name="P24"/>
      <text:p text:style-name="P24"><text:tab/><text:span text:style-name="T37">CalcTimeActivity<text:tab/><text:tab/>SelectSpeedActivity<text:tab/><text:tab/> <text:s text:c="2"/>MeasureSpeedActivity</text:span></text:p>
      <text:p text:style-name="P24"><draw:frame draw:style-name="fr2" draw:name="Bild7" text:anchor-type="as-char" svg:width="5.611cm" style:rel-width="33%" svg:height="8.931cm" style:rel-height="scale" draw:z-index="10"><draw:image xlink:href="../../Screenshots/03_Calc_DE.png" xlink:type="simple" xlink:show="embed" xlink:actuate="onLoad"/></draw:frame><draw:frame draw:style-name="fr2" draw:name="Bild11" text:anchor-type="as-char" svg:width="5.611cm" style:rel-width="33%" svg:height="8.969cm" style:rel-height="scale" draw:z-index="3"><draw:image xlink:href="../../Screenshots/05_Select_Speed.png" xlink:type="simple" xlink:show="embed" xlink:actuate="onLoad"/></draw:frame><draw:frame draw:style-name="fr2" draw:name="Bild10" text:anchor-type="as-char" svg:width="5.611cm" style:rel-width="33%" svg:height="8.969cm" style:rel-height="scale" draw:z-index="4"><draw:image xlink:href="../../Screenshots/09_Measure_Speed.png" xlink:type="simple" xlink:show="embed" xlink:actuate="onLoad"/></draw:frame></text:p>
      <text:p text:style-name="P21"/>
      <text:h text:style-name="P60" text:outline-level="1"><text:bookmark-start text:name="__RefHeading__221_137335624"/><text:span text:style-name="T36">3</text:span>.<text:tab/><text:tab/>Entwicklungsumgebung<text:bookmark-end text:name="__RefHeading__221_137335624"/></text:h>
      <text:p text:style-name="P44">Dieses Projekt unterscheidet sich von üblichen Android-Projekten dadurch, dass es nicht in der <text:soft-page-break/>Programmiersprache Java sondern in Scala entwickelt wurde. Dadurch sind einige zusätzliche Anpassungen <text:span text:style-name="T5">der</text:span> Eclipse <text:span text:style-name="T5">Version von ADT</text:span> notwendig um den Quelltext kom<text:span text:style-name="T5">p</text:span>ilieren zu können.</text:p>
      <text:p text:style-name="P23"/>
      <text:h text:style-name="P61" text:outline-level="2"><text:bookmark-start text:name="__RefHeading__515_137335624"/><text:span text:style-name="T36">3</text:span>.1<text:tab/><text:tab/>Scala<text:bookmark-end text:name="__RefHeading__515_137335624"/></text:h>
      <text:p text:style-name="P44">Warum Scala und nicht Java? Scala-Quelltext ist in vielen Situationen kürzer und dadurch einfacher nachzuvollziehen als Java-Quelltext, da in Java viele Informationen doppelt und dreifach angegeben werden müssen. Zum Beispiel muss in Java beim Anlegen von Instanzvariablen für Objekte immer der Klassenname mit angegeben werden, obwohl dieser oft noch in der selben Zeile wiederholt wird um das Objekt mit new zu erzeugen. Der Scala-Kompiler erlaubt es an vielen Stellen Typbezeichnungen wegzulassen, an denen dieser den Typ aus dem Kontext selbst erschließen kann. Auch wenn Scala-Quelltext dadurch oft wie der einer dynamisch typisierten Programmiersprache aussieht steckt dahinter ein statisches Typsystem.</text:p>
      <text:p text:style-name="P44"/>
      <text:p text:style-name="P50"><text:span text:style-name="T7">Ebenso wie neuerdings seit März in Java 8, gibt es in Scala schon seit Jahren </text:span>Lambda Expressions, <text:span text:style-name="T7">die es ermöglichen anonyme Funktionen in einer kurzen Schreibweise zu deklarieren ohne sie manuell in einem Objekt zu kapseln (z.B. in Java üblicherweise als ein Runnable, für annonyme Funktionen die nur mit Seiteneffekte arbeiten). In Scala werden alle Methoden (auch jene in der Java-API) automatisch als first-class Objekte behandelt und können deshalb als Parameter verwendet werden (ebenfalls seit Java 8 mittels Methoden-Referenzen machbar).</text:span></text:p>
      <text:p text:style-name="P44"/>
      <text:p text:style-name="P22"><text:span text:style-name="T8">Methodennamen sind in Scala freier wählbar, so können z.B. die Zeichen +, -, * und / als Methodennamen verwendet werden (aber auch beliebige andere Unicode-Zeichen wie z.B. </text:span>≤, ≠, ÷, ∀, ∃, ¬, ∧, ∨, ⊕, ⊗, ∩, ∪, ∈, <text:span text:style-name="T17">etc. sofern diese nicht von der Sprache reserviert sind), was hier insbesondere bei den physikalischen Größen Anwendung findet. Zusammen mit der Möglichkeit teilweise den Punkt und die Klammern bei Methodenaufrufen wegzulassen (Infix-Notation) führt dies zu sehr schön lesbaren Quelltext.</text:span></text:p>
      <text:p text:style-name="P51"/>
      <text:p text:style-name="P51"><text:span text:style-name="T8">Eine großer Vorteil bieten sich auch durch das Schlüsselwort i</text:span>mplicit. <text:span text:style-name="T8">Das ist ein Umfangreiches und komplexes Thema, aber damit lassen sich z.B. eigene Wrapperklassen, Parameterübergaben oder Typumwandlungen definieren, die der Kompiler automatisch dort anwendet wo sie benötigt werden.</text:span></text:p>
      <text:p text:style-name="P51"/>
      <text:p text:style-name="P49">Beispiel 1 aus der CalcDistanceActivity, um zwei SIValues zu Multiplizieren und in eine gewünschte Einheit zu bringen:</text:p>
      <text:p text:style-name="P49"/>
      <text:p text:style-name="P14">// Java:</text:p>
      <text:p text:style-name="P20"><text:span text:style-name="T25">public void</text:span> changed() {</text:p>
      <text:p text:style-name="P18"><text:s text:c="2"/><text:span text:style-name="T9">c</text:span>.setValue(</text:p>
      <text:p text:style-name="P18"><text:s text:c="4"/><text:span text:style-name="T9">a</text:span>.getValue()</text:p>
      <text:p text:style-name="P18"><text:s text:c="6"/>.multiply( <text:span text:style-name="T9">b</text:span>.getValue() )</text:p>
      <text:p text:style-name="P18"><text:s text:c="6"/>.toUnit( <text:span text:style-name="T9">c</text:span>.getValue().getUnit() )</text:p>
      <text:p text:style-name="P18"><text:s text:c="2"/>);</text:p>
      <text:p text:style-name="P18">}</text:p>
      <text:p text:style-name="P18"/>
      <text:p text:style-name="P14">// Scala:</text:p>
      <text:p text:style-name="P18"><text:span text:style-name="T24">def</text:span> changed = <text:span text:style-name="T9">c</text:span> := (<text:span text:style-name="T9">a</text:span> * <text:span text:style-name="T10">b</text:span>) toUnit <text:span text:style-name="T10">c</text:span></text:p>
      <text:p text:style-name="P49"/>
      <text:p text:style-name="P49">Beispiel 2 aus der MeasureTimeActivity, um beim Drücken des ToggleButtons den Timer ein- bzw. auszuschalten:</text:p>
      <text:p text:style-name="P49"/>
      <text:p text:style-name="P14">// Java:</text:p>
      <text:p text:style-name="P18">butStartStop.setOnCheckedChangeListener(</text:p>
      <text:p text:style-name="P18"><text:s text:c="2"/><text:span text:style-name="T13">new</text:span> OnCheckedChangeListener(){</text:p>
      <text:p text:style-name="P18"><text:soft-page-break/><text:s text:c="4"/><text:span text:style-name="T16">@Override</text:span></text:p>
      <text:p text:style-name="P19"><text:s text:c="4"/><text:span text:style-name="T25">public void</text:span> onCheckedChanged(CompoundButton b, <text:span text:style-name="T25">boolean</text:span> state){</text:p>
      <text:p text:style-name="P19"><text:s text:c="6"/><text:span text:style-name="T25">i</text:span><text:span text:style-name="T24">f</text:span>(<text:span text:style-name="T2">state</text:span>) <text:span text:style-name="T9">timer</text:span>.start();</text:p>
      <text:p text:style-name="P19"><text:s text:c="6"/><text:span text:style-name="T25">else</text:span> <text:span text:style-name="T9">timer</text:span>.stop();</text:p>
      <text:p text:style-name="P18"><text:s text:c="4"/>}</text:p>
      <text:p text:style-name="P18"><text:s text:c="2"/>}</text:p>
      <text:p text:style-name="P18">);</text:p>
      <text:p text:style-name="P18"/>
      <text:p text:style-name="P15">// Scala:</text:p>
      <text:p text:style-name="P18"><text:span text:style-name="T10">butStartStop</text:span> onChange { state =&gt;</text:p>
      <text:p text:style-name="P19"><text:s text:c="2"/><text:span text:style-name="T25">i</text:span><text:span text:style-name="T24">f</text:span>(state) <text:span text:style-name="T14">timer</text:span>.start</text:p>
      <text:p text:style-name="P19"><text:s text:c="2"/><text:span text:style-name="T25">else</text:span> <text:span text:style-name="T14">timer</text:span>.stop</text:p>
      <text:p text:style-name="P18">}</text:p>
      <text:p text:style-name="P9"/>
      <text:h text:style-name="P61" text:outline-level="2"><text:bookmark-start text:name="__RefHeading__225_137335624"/><text:span text:style-name="T36">3</text:span>.2<text:tab/><text:tab/>Eclipse-<text:span text:style-name="T4">Addons</text:span><text:bookmark-end text:name="__RefHeading__225_137335624"/></text:h>
      <text:p text:style-name="P12"><text:span text:style-name="T38">Um innerhalb von Eclipse in Scala zu programmieren gibt es das Eclipse-Addon ScalaIDE for Eclipse, welches unter </text:span><text:a xlink:type="simple" xlink:href="http://scala-ide.org/download/current.html"><text:span text:style-name="T38">http://scala-ide.org/download/current.html</text:span></text:a><text:span text:style-name="T38"> angeboten wird. </text:span></text:p>
      <text:p text:style-name="P42"/>
      <text:p text:style-name="P43">Der Scala-Kompiler erzeugt Java-Bytecode der wie jedes andere Java-Programm auch auf der JVM läuft. <text:span text:style-name="T5">Es werden jedoch für viele Funktionalitäten von Scala Klassen benötigt die nicht in der Standard Java-API vorhanden sind, weshalb oft die Scala Library (JAR-Datei) zu dem JVM-Classpath hinzugefügt werden muss.</text:span></text:p>
      <text:p text:style-name="P28"/>
      <text:p text:style-name="P11"><text:span text:style-name="T38">Dies ist für Android-Projekte, die in APK-Dateien ausgeliefert werden, nicht ganz so einfach, weshalb es dafür das Eclipse-Addon AndroidScalaProguard gibts, welches dafür sorgt, dass </text:span><text:span text:style-name="T40">eine minimal große JAR-Datei (also nur die Klassen enthaltend, die auch benötigt werden) </text:span><text:span text:style-name="T38">in das APK-Archiv eingebunden wird. </text:span><text:span text:style-name="T41">Eine Anleitung zur Einrichtung gibt es unter </text:span><text:a xlink:type="simple" xlink:href="http://scala-ide.org/docs/tutorials/androiddevelopment/"><text:span text:style-name="T41">http://scala-ide.org/docs/tutorials/androiddevelopment/</text:span></text:a><text:span text:style-name="T41">. </text:span></text:p>
      <text:p text:style-name="P47"/>
      <text:p text:style-name="P48">Für dieses Projekt wurde eine ScalaIDE für Scala 2.10.x verwendet, weil es bei mir mit der seit 21. April verfügbaren Version 2.11 zu Kompatibilitätsproblemen mit <text:s/>AndroidProguardScala kam.</text:p>
      <text:p text:style-name="P47"/>
      <text:h text:style-name="P60" text:outline-level="1"><text:bookmark-start text:name="__RefHeading__227_137335624"/><text:span text:style-name="T36">4</text:span>.<text:tab/><text:tab/>Pakete<text:bookmark-end text:name="__RefHeading__227_137335624"/></text:h>
      <text:p text:style-name="P38">Dieses Projekt ist in vier Pakete untergliedert.</text:p>
      <text:p text:style-name="P38"/>
      <text:p text:style-name="P38">Das Paket <text:span text:style-name="T12">si</text:span><text:span text:style-name="T6"> </text:span>kümmert sich um die abstraktion von physikalischen Größen.</text:p>
      <text:p text:style-name="P38"/>
      <text:p text:style-name="P38">In dem Paket <text:span text:style-name="T12">a</text:span><text:span text:style-name="T11">ctivities</text:span> liegen die 10 Activities dieses Projektes zusammen mit deren abstrakten Oberklassen, die das redundante Verhalten der Activities generalisieren.</text:p>
      <text:p text:style-name="P38"/>
      <text:p text:style-name="P39">Eigene Views, die in den Layouts der Activities referenziert werden, befinden sich im Paket <text:span text:style-name="T11">views</text:span>.</text:p>
      <text:p text:style-name="P28"/>
      <text:p text:style-name="P40">Für die Zeit-, Geschwindigkeits- und Entfernungsmessung liegen im Paket <text:span text:style-name="T11">util</text:span> wiederverwendbare Klassen um die Messung abstrakt von der Anwendung mittels Callback-Funktionen zu kapseln.</text:p>
      <text:p text:style-name="P40"/>
      <text:p text:style-name="P37">Beim lesen der Klassendiagramme der Pakete ist es wichtig auf die Einrückung zu achten, um die Sichtbarkeit (+, -, #) von einigen Operatorennamen (+, -, +=) unterscheiden zu können.</text:p>
      <text:p text:style-name="P37"/>
      <text:p text:style-name="P41">Die Methoden ohne Name, die direkt mit den Klammern beginnen, sind eine Kurzschreibweise von Scala, hierbei handelt es sich um Methoden mit dem Namen apply, die häufig für Konstruktormethoden in Begleitobjekten oder als Getter verwendet werden.</text:p>
      <text:p text:style-name="P37"/>
      <text:p text:style-name="P13"><text:soft-page-break/>// Scala:</text:p>
      <text:p text:style-name="P17"><text:span text:style-name="T24">va</text:span><text:span text:style-name="T26">r</text:span> arr = Array(<text:span text:style-name="T20">1</text:span>, <text:span text:style-name="T20">2</text:span>, <text:span text:style-name="T20">3</text:span>)</text:p>
      <text:p text:style-name="P17"><text:span text:style-name="T24">va</text:span><text:span text:style-name="T26">r</text:span> elem = arr(<text:span text:style-name="T20">0</text:span>)</text:p>
      <text:p text:style-name="P17"/>
      <text:p text:style-name="P13">// Java:</text:p>
      <text:p text:style-name="P17">Array&lt;Integer&gt; arr = Array$.apply&lt;Integer&gt;(1, 2, 3);</text:p>
      <text:p text:style-name="P17"><text:tab/><text:span text:style-name="T21">// Entspricht: int[] arr = new int[]{1, 2, 3};</text:span></text:p>
      <text:p text:style-name="P17">Integer elem = arr.apply(0);</text:p>
      <text:p text:style-name="P17"><text:tab/><text:span text:style-name="T21">// Entspricht: int elem = arr[0];</text:span></text:p>
      <text:p text:style-name="P16"/>
      <text:h text:style-name="P61" text:outline-level="2"><text:bookmark-start text:name="__RefHeading__229_137335624"/><text:span text:style-name="T36">4</text:span>.1<text:tab/><text:tab/><text:span text:style-name="T6">si</text:span><text:bookmark-end text:name="__RefHeading__229_137335624"/></text:h>
      <text:p text:style-name="P28"><draw:frame draw:style-name="fr3" draw:name="Bild1" text:anchor-type="paragraph" svg:width="15.3cm" style:rel-width="90%" svg:height="10.74cm" style:rel-height="scale" draw:z-index="5"><draw:image xlink:href="../Grafiken/si.png" xlink:type="simple" xlink:show="embed" xlink:actuate="onLoad"/></draw:frame></text:p>
      <text:p text:style-name="P33">Der Kern dieses Paketes ist die Klasse SIValue. Ein SIValue Objekt stellt eine physikalische Größe dar, die sich aus einem Zahlenwert (value) und einer Maßeinheit (unit) zusammensetzt. Da SIUnit Objekte nicht serialisierbar sind, <text:span text:style-name="T18">bietet die SIValue Klasse die Methode serialize an, die ein serialisierbares Objekt erstellt (aus </text:span>Zahlenwert<text:span text:style-name="T18">, Einheitenabkürzung und Einheitentypenname), was benötigt wird um SIValue-Objekte zwischen Activities auszutauschen.</text:span></text:p>
      <text:p text:style-name="P34"/>
      <text:p text:style-name="P35">Physikalische Einheiten (SIUnit), wie Meter oder Sekunden, gehören immer eine<text:span text:style-name="T28">m</text:span> bestimmten Typ, wie Länge (SIDistance) oder Zeit (SITime), an, die in der Multiplikation oder Division andere Einheiten ergeben. Verschiedene Einheiten des selben Types wie z.B. Lichtjahre und Meilen haben eine Abkürzung (abbreviation) und lassen sich mittels bekannten Umrechnungsmultiplikator (baseUnitMultiplier) in eine Basiseinheit umrechnen (toBaseUnit), und darüber in beliebige andere Einheiten umwandeln (fromBaseUnit).</text:p>
      <text:p text:style-name="P35"/>
      <text:p text:style-name="P35">Um das richtige Einheitenobjekt über eine bekannte Abkürzung zu finden gibt es die Begleitobjekte (Schlüsselwort: object) SISpeed$, SIDistance$ und SITime$ <text:span text:style-name="T19">die eine gemeinsame „Oberklasse“ SIUnitType haben um deren gemeinsames Verhalten zu generalisieren. Diese haben jeweils getrennt voneinander eine eigene Map, was wichtig ist, weil z.B. die Abkürzung „m“ sowohl für </text:span><text:soft-page-break/><text:span text:style-name="T19">Meter, als auch Minuten stehen kann.</text:span></text:p>
      <text:p text:style-name="P35"/>
      <text:p text:style-name="P36">Ebenso können die gewünschten Begleitobjekte mittels deren Namen (z.B. „Geschwindigkeit“) über das Begleitobjekt SIUnitType$ gefunden werden (für die Serialisierung).</text:p>
      <text:p text:style-name="P36"/>
      <text:p text:style-name="P36">Die Strings für die Einheitentypennamen und die Einheitenabkürzungen werden aus Android String- bzw. String-Array-Ressourcen entnommen und beinhalten dadurch sprachliche Unterschiede. So wird z.B. die astronomische Einheit in Deutschland mit AE abgekürzt und nicht mit dem internationalen AU für Astronomical Unit.</text:p>
      <text:p text:style-name="P36"/>
      <text:h text:style-name="P61" text:outline-level="2"><text:bookmark-start text:name="__RefHeading__231_137335624"/><text:span text:style-name="T36">4</text:span>.2<text:tab/><text:tab/><text:span text:style-name="T6">a</text:span>ctivities<text:bookmark-end text:name="__RefHeading__231_137335624"/></text:h>
      <text:p text:style-name="P30"><draw:frame draw:style-name="fr3" draw:name="Bild2" text:anchor-type="paragraph" svg:width="15.3cm" style:rel-width="90%" svg:height="9.961cm" style:rel-height="scale" draw:z-index="2"><draw:image xlink:href="../Grafiken/activities.png" xlink:type="simple" xlink:show="embed" xlink:actuate="onLoad"/></draw:frame></text:p>
      <text:p text:style-name="P10"><text:span text:style-name="T39">Alle Activities in diesem Projekt leiten sich von der abstrakten Oberklasse ASimpleActivity ab, welche den Unterklassen u.a. die Arbeit abnimmt das Layout in der onCreate Methode zu setzen, wozu diese wiederum lediglich einzeilig die Methode getLayoutID implementieren müssen (z.B.: </text:span><text:span text:style-name="T23">def</text:span><text:span text:style-name="T15"> getLayoutID = R.layout.</text:span><text:span text:style-name="T27">activity_calc_distance</text:span><text:span text:style-name="T39">).</text:span></text:p>
      <text:p text:style-name="P21"/>
      <text:p text:style-name="P25">Die MainActivity und die Select Activities haben gemeinsam das auf ihnen nur Buttons aufgelistet werden, weshalb das Verhalten die Buttons zu erstellen und ihnen Aktionen (Listener) zuzuweisen in der abstrakten Klasse AButtonsActivity generalisiert wird. Der <text:span text:style-name="T29">zweite </text:span>Parameter <text:span text:style-name="T29">(nach dem Pfeil)</text:span> der += Methode, welche Buttons hinzufügt, kann entweder eine Activity-Klasse sein, wodurch bei einem Klick dann <text:span text:style-name="T29">die Activity geöffnet wird</text:span>, oder eine beliebige <text:span text:style-name="T29">Funktion mit Seiteneffekt</text:span> <text:span text:style-name="T29">sein,</text:span> <text:span text:style-name="T29">die dann ausgeführt wird.</text:span></text:p>
      <text:p text:style-name="P7"/>
      <text:p text:style-name="P26"><text:span text:style-name="T30">Für die Calc Activities generalisiert die abstrakte ACalcActivity Klasse gemeinsames Verhalten. Die Layouts für die Calc Activities definieren für jede Activity zwei Eingabe und ein Eingabeview (siehe </text:span><text:span text:style-name="T31">Abschnitt </text:span><text:span text:style-name="T34">4</text:span><text:span text:style-name="T31">.3</text:span><text:span text:style-name="T30">), die über die Variablen a, b und c referenziert werden können. Die konkreten Unterlklassen von ACalcActivity implementieren die changed Methode, die aufgerufen wird, wenn sich bei einem der Eingabeviews der Wert ändert, welche die Rechenvorschrift vorgibt mit welcher der Wert des Ausgabeviews berechnet wird (siehe Beispiel 1 von Abschnitt </text:span><text:span text:style-name="T34">3</text:span><text:span text:style-name="T30">.1).</text:span></text:p>
      <text:p text:style-name="P8"><text:soft-page-break/></text:p>
      <text:p text:style-name="P27"><text:span text:style-name="T30">Die onActivityResult-Methoden in ACalcActivity und ASelectActivity bekommen als Rückgabewert einer geöffneten Unteractivity ein </text:span><text:span text:style-name="T33">Intent das ein</text:span><text:span text:style-name="T30"> </text:span><text:span text:style-name="T32">serialisiertes </text:span><text:span text:style-name="T30">SIValue-Objekt </text:span><text:span text:style-name="T33">enthält</text:span><text:span text:style-name="T30">, </text:span><text:span text:style-name="T33">welches entweder</text:span><text:span text:style-name="T30"> </text:span><text:span text:style-name="T33">vom</text:span><text:span text:style-name="T30"> Benutzer ausgewählt oder gemessen </text:span><text:span text:style-name="T33">wurde</text:span><text:span text:style-name="T30">. </text:span><text:span text:style-name="T32">Die ASelectActivity Unterklassen reichen d</text:span><text:span text:style-name="T33">as Intent</text:span><text:span text:style-name="T32"> als Rückgabewert an die ACalcActivity </text:span><text:span text:style-name="T33">weiter von der </text:span><text:span text:style-name="T32">sie aufgerufen </text:span><text:span text:style-name="T33">wurden.</text:span><text:span text:style-name="T32"> </text:span><text:span text:style-name="T33">D</text:span><text:span text:style-name="T32">ie ACalcActivity Unterklassen reichen das </text:span><text:span text:style-name="T33">Intent</text:span><text:span text:style-name="T32"> weiter an </text:span><text:span text:style-name="T33">die onResult-Methode</text:span><text:span text:style-name="T32"> des SIValueInput-Views, dessen „...“-Button gedrückt wurde (siehe Abschnitt </text:span><text:span text:style-name="T34">4</text:span><text:span text:style-name="T32">.3).</text:span></text:p>
      <text:p text:style-name="P7"/>
      <text:h text:style-name="P62" text:outline-level="2"><text:bookmark-start text:name="__RefHeading__233_137335624"/><text:span text:style-name="T36">4</text:span>.3<text:tab/><text:tab/><text:span text:style-name="T6">v</text:span>iews<text:bookmark-end text:name="__RefHeading__233_137335624"/></text:h>
      <text:p text:style-name="P28"><draw:frame draw:style-name="fr3" draw:name="Bild3" text:anchor-type="paragraph" svg:width="15.3cm" style:rel-width="90%" svg:height="9.88cm" style:rel-height="scale" draw:z-index="0"><draw:image xlink:href="../Grafiken/views.png" xlink:type="simple" xlink:show="embed" xlink:actuate="onLoad"/></draw:frame></text:p>
      <text:p text:style-name="P29"/>
      <text:p text:style-name="P29">Die Klasse ChartView stellt grafisch ein zweidimensionales Koordinatensystem dar, welches in der MesasureSpeedActivity verwendet wird um die Geschwindigkeit über die Zeit darzustellen. Dabei werden maximal die letzten 7 Punkte angezeigt und die Anzeige passt sich dynamisch an den größten <text:span text:style-name="T42">und kleinsten</text:span> X- und Y-Werten an <text:span text:style-name="T35">(die Achsenstriche stellen also keine konstante, sondern eine, zu den anderen Punkten, relative Geschwindigkeit und Zeit dar)</text:span>.</text:p>
      <text:p text:style-name="P29"/>
      <text:p text:style-name="P29"/>
      <text:h text:style-name="P62" text:outline-level="2"><text:bookmark-start text:name="__RefHeading__235_137335624"/><text:soft-page-break/><text:span text:style-name="T36">4</text:span>.4<text:tab/><text:tab/><text:span text:style-name="T6">u</text:span>til<text:bookmark-end text:name="__RefHeading__235_137335624"/></text:h>
      <text:p text:style-name="P21"><draw:frame draw:style-name="fr3" draw:name="Bild4" text:anchor-type="paragraph" svg:width="17cm" style:rel-width="100%" svg:height="16.311cm" style:rel-height="scale" draw:z-index="1"><draw:image xlink:href="../Grafiken/util.png" xlink:type="simple" xlink:show="embed" xlink:actuate="onLoad"/></draw:frame></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language="de" fo:country="DE" officeooo:rsid="000bb69f" officeooo:paragraph-rsid="000bb69f" style:font-size-asian="8pt" style:font-size-complex="8pt"/>
    </style:style>
    <style:style style:name="MP2" style:family="paragraph" style:parent-style-name="Footer">
      <style:text-properties fo:font-size="8pt" fo:language="de" fo:country="DE" officeooo:rsid="000bb69f" officeooo:paragraph-rsid="000bb69f" style:font-size-asian="8pt" style:font-size-complex="8pt"/>
    </style:style>
    <style:style style:name="MT1" style:family="text">
      <style:text-properties officeooo:rsid="001b054a"/>
    </style:style>
    <style:style style:name="MT2" style:family="text">
      <style:text-properties style:use-window-font-color="true"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obin Christopher Ladiges<text:tab/><text:span text:style-name="MT1">Mobile Systeme</text:span><text:tab/><text:span text:style-name="MT1">2014</text:span>-<text:span text:style-name="MT1">06</text:span>-<text:span text:style-name="MT1">29</text:span></text:p>
        <text:p text:style-name="MP1">Matrikel-Nr.: 1978865<text:tab/>„<text:span text:style-name="MT1">Sind wir schon da?“ Dokumentation</text:span><text:tab/></text:p>
      </style:header>
      <style:footer>
        <text:p text:style-name="MP2"><text:a xlink:type="simple" xlink:href="http://www.haw-hamburg.de/"><text:span text:style-name="MT2">Hochschule für Angewandte Wissenschaften Hamburg</text:span></text:a>, <text:a xlink:type="simple" xlink:href="http://www.haw-hamburg.de/nc/medientechnik.html"><text:span text:style-name="MT2">Department Medientechnik</text:span></text:a>, <text:a xlink:type="simple" xlink:href="http://www.haw-hamburg.de/medientechnik/studiengaenge/media-systems.html"><text:span text:style-name="MT2">Media Systems</text:span></text:a><text:tab/>Seite <text:page-number text:select-page="current">9</text:page-number> von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M35S</meta:editing-duration>
    <meta:editing-cycles>75</meta:editing-cycles>
    <meta:generator>LibreOffice/4.2.1.1$Windows_x86 LibreOffice_project/d7dbbd7842e6a58b0f521599204e827654e1fb8b</meta:generator>
    <dc:date>2014-06-29T01:25:00.093000000</dc:date>
    <dc:creator>Robin Christopher Ladiges</dc:creator>
    <meta:document-statistic meta:table-count="0" meta:image-count="11" meta:object-count="0" meta:page-count="9" meta:paragraph-count="106" meta:word-count="1614" meta:character-count="11798" meta:non-whitespace-character-count="10204"/>
    <meta:user-defined meta:name="Info 1"/>
    <meta:user-defined meta:name="Info 2"/>
    <meta:user-defined meta:name="Info 3"/>
    <meta:user-defined meta:name="Info 4"/>
  </office:meta>
</office:document-meta>
</file>